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4" style:family="text">
      <style:text-properties style:text-underline-style="none"/>
    </style:style>
    <style:style style:name="T65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7T11:54:09.911630351</dc:date>
    <meta:editing-duration>P1DT1H5M20S</meta:editing-duration>
    <meta:editing-cycles>317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294" meta:character-count="1735" meta:non-whitespace-character-count="1502"/>
  </office:meta>
</office:document-meta>
</file>